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2" style:family="paragraph" style:parent-style-name="prov_5f_s04">
      <style:text-properties style:font-name="Tahoma" fo:font-size="12pt" style:font-size-asian="12pt" style:font-size-complex="12pt"/>
    </style:style>
    <style:style style:name="P3" style:family="paragraph" style:parent-style-name="prov_5f_oggetto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prov_5f_oggetto">
      <style:text-properties style:font-name="Tahoma" fo:font-size="12pt" fo:font-weight="normal" style:font-size-asian="12pt" style:font-weight-asian="normal" style:font-size-complex="12pt" style:font-weight-complex="normal"/>
    </style:style>
    <style:style style:name="P5" style:family="paragraph" style:parent-style-name="PROPOSTA_20_DELIBERA">
      <style:paragraph-properties fo:text-align="center" style:justify-single-word="false"/>
    </style:style>
    <style:style style:name="P6" style:family="paragraph" style:parent-style-name="PROPOSTA_20_DELIBERA">
      <style:paragraph-properties fo:text-align="start" style:justify-single-word="fals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DELIBERA">
      <style:paragraph-properties>
        <style:tab-stops>
          <style:tab-stop style:position="11.001cm" style:type="center"/>
        </style:tab-stops>
      </style:paragraph-properties>
    </style:style>
    <style:style style:name="P9" style:family="paragraph" style:parent-style-name="DELIBERA">
      <style:paragraph-properties fo:text-align="center" style:justify-single-word="false">
        <style:tab-stops>
          <style:tab-stop style:position="11.001cm" style:type="center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11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ELENCO_20_NUMERATO">
      <style:paragraph-properties fo:margin-left="0cm" fo:margin-right="0cm" fo:text-indent="0cm" style:auto-text-indent="false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Tahoma"/>
    </style:style>
    <style:style style:name="T3" style:family="text">
      <style:text-properties style:font-name="Arial" fo:font-weight="bold" style:font-weight-asian="bold" style:font-name-complex="Arial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#list documentRoot.proposta_delibera as p]</text:p>
      <text:p text:style-name="prov_5f_fin"/>
      <text:p text:style-name="P1"/>
      <text:p text:style-name="P2">${p.SUDDIVISIONE} <text:s/>${p.UNITA_PROPONENTE}</text:p>
      <text:p text:style-name="P1"/>
      <text:p text:style-name="P1"/>
      <text:p text:style-name="P1"/>
      <text:p text:style-name="P1"/>
      <text:p text:style-name="prov_5f_s04">*********</text:p>
      <text:p text:style-name="P1"/>
      <text:p text:style-name="P1"/>
      <text:p text:style-name="prov_5f_s04">PROPOSTA DI DELIBERAZIONE</text:p>
      <text:p text:style-name="prov_5f_corpo_5f_testo"/>
      <text:p text:style-name="P3">Oggetto: <text:span text:style-name="T2">${p.OGGETTO}</text:span></text:p>
      <text:p text:style-name="P4"/>
      <text:p text:style-name="P5"><text:span text:style-name="T3">LA GIUNTA</text:span> </text:p>
      <text:p text:style-name="P5"/>
      <text:p text:style-name="P6">Premesso che:</text:p>
      <text:p text:style-name="P6"/>
      <text:p text:style-name="P6"/>
      <text:p text:style-name="P6"/>
      <text:p text:style-name="P6">Visti gli articoli del vigente statuto che disciplinano le competenze della giunta.</text:p>
      <text:p text:style-name="P6"><text:span text:style-name="T4">Visto</text:span>, con riferimento alle disposizioni di cui all'art.49, primo comma d.lgs n. 267/2000, il parere favorevole del Dirigente del Servizio in ordine alla regolarità tecnica</text:p>
      <text:p text:style-name="P6">Considerato che:</text:p>
      <text:list xml:id="list8362862006324128779" text:style-name="WW8Num2">
        <text:list-header>
          <text:p text:style-name="P13"/>
        </text:list-header>
      </text:list>
      <text:p text:style-name="P8"/>
      <text:p text:style-name="P8"/>
      <text:p text:style-name="P8"/>
      <text:p text:style-name="P9">DELIBERA</text:p>
      <text:p text:style-name="P5"/>
      <text:p text:style-name="prov_5f_corpo_5f_testo"/>
      <text:p text:style-name="prov_5f_corpo_5f_testo"/>
      <text:p text:style-name="prov_5f_corpo_5f_testo"/>
      <text:p text:style-name="prov_5f_firma">Sottoscritta dal Dirigente</text:p>
      <text:p text:style-name="prov_5f_firma">(<text:span text:style-name="T1">${p.DIRIGENTE}</text:span>)</text:p>
      <text:p text:style-name="prov_5f_firma">con firma digitale</text:p>
      <text:p text:style-name="P7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fo:line-height="150%" fo:text-align="justify" style:justify-single-word="false" style:page-number="auto" style:writing-mode="lr-tb">
        <style:tab-stops/>
      </style:paragraph-properties>
      <style:text-properties style:font-name="Tahoma1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="100%" fo:margin-left="0cm" fo:margin-right="10.333cm" fo:margin-top="0cm" fo:margin-bottom="0cm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size="10pt" style:text-underline-style="solid" style:text-underline-width="auto" style:text-underline-color="font-color" fo:font-weight="bold" style:font-weight-asian="bold" style:font-name-complex="Times New Roman" style:font-size-complex="12pt" style:font-weight-complex="bold"/>
    </style:style>
    <style:style style:name="prov_5f_s04" style:display-name="prov_s04" style:family="paragraph" style:parent-style-name="Text_20_body">
      <style:paragraph-properties fo:margin="100%"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rov_5f_proposta" style:display-name="prov_proposta" style:family="paragraph" style:parent-style-name="Text_20_body">
      <style:paragraph-properties fo:margin="100%" fo:margin-left="0cm" fo:margin-right="0cm" fo:margin-top="0cm" fo:margin-bottom="0cm" fo:text-align="start" style:justify-single-word="false" fo:text-indent="0cm" style:auto-text-indent="false" style:writing-mode="lr-tb">
        <style:tab-stops/>
      </style:paragraph-properties>
      <style:text-properties style:font-name="Tahoma" fo:font-size="9pt" style:text-underline-style="none" fo:font-weight="normal" style:font-size-asian="9pt" style:font-weight-asian="normal" style:font-name-complex="Times New Roman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="100%" fo:margin-left="0cm" fo:margin-right="0cm" fo:margin-top="0cm" fo:margin-bottom="0cm" fo:text-align="start" style:justify-single-word="false" fo:text-indent="0cm" style:auto-text-indent="false" style:writing-mode="lr-tb">
        <style:tab-stops/>
      </style:paragraph-properties>
      <style:text-properties style:font-name="Tahoma" fo:font-size="9pt" style:text-underline-style="none" fo:font-weight="bold" style:font-size-asian="9pt" style:font-weight-asian="bold" style:font-name-complex="Times New Roman" style:font-size-complex="9pt" style:font-weight-complex="bold"/>
    </style:style>
    <style:style style:name="prov_5f_oggetto" style:display-name="prov_oggetto" style:family="paragraph" style:parent-style-name="Text_20_body">
      <style:paragraph-properties fo:margin="100%" fo:margin-left="0cm" fo:margin-right="0cm" fo:margin-top="0cm" fo:margin-bottom="0cm" fo:text-align="start" style:justify-single-word="false" fo:text-indent="0cm" style:auto-text-indent="false" style:writing-mode="lr-tb">
        <style:tab-stops/>
      </style:paragraph-properties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prov_5f_dirigente" style:display-name="prov_dirigente" style:family="paragraph" style:parent-style-name="Text_20_body">
      <style:paragraph-properties fo:margin="100%"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size="11pt" fo:font-weight="bold"/>
    </style:style>
    <style:style style:name="prov_5f_firma" style:display-name="prov_firma" style:family="paragraph" style:parent-style-name="Text_20_body" style:master-page-name="">
      <style:paragraph-properties fo:margin="100%" fo:margin-left="8.999cm" fo:margin-right="0cm" fo:margin-top="0cm" fo:margin-bottom="0cm" fo:text-align="center" style:justify-single-word="false" fo:text-indent="0cm" style:auto-text-indent="false" style:page-number="auto"/>
      <style:text-properties style:font-name="Tahoma1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PROPOSTA_20_DELIBERA" style:display-name="PROPOSTA DELIBERA" style:family="paragraph">
      <style:paragraph-properties fo:margin="100%" fo:margin-left="0cm" fo:margin-right="0cm" fo:margin-top="0.353cm" fo:margin-bottom="0cm" fo:text-align="justify" style:justify-single-word="false" fo:orphans="2" fo:widows="2" fo:text-indent="0.75cm" style:auto-text-indent="false"/>
      <style:text-properties style:use-window-font-color="true" style:font-name="Arial" fo:font-size="12pt" fo:language="it" fo:country="IT" style:font-name-asian="Arial" style:font-size-asian="12pt" style:font-name-complex="Times New Roman" style:font-size-complex="10pt" style:language-complex="ar" style:country-complex="SA"/>
    </style:style>
    <style:style style:name="ELENCO_20_NUMERATO" style:display-name="ELENCO NUMERATO" style:family="paragraph" style:list-style-name="WW8Num2">
      <style:paragraph-properties fo:margin="100%" fo:margin-left="0.63cm" fo:margin-right="0cm" fo:margin-top="0.353cm" fo:margin-bottom="0cm" fo:text-align="justify" style:justify-single-word="false" fo:orphans="2" fo:widows="2" fo:text-indent="-0.63cm" style:auto-text-indent="false"/>
      <style:text-properties style:use-window-font-color="true" style:font-name="Arial" fo:font-size="12pt" fo:language="it" fo:country="IT" style:font-name-asian="Arial" style:font-size-asian="12pt" style:font-name-complex="Times New Roman" style:font-size-complex="10pt" style:language-complex="ar" style:country-complex="SA"/>
    </style:style>
    <style:style style:name="DELIBERA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3-06-10T15:34:03.56</dc:date>
    <meta:editing-duration>PT2H48M11S</meta:editing-duration>
    <meta:editing-cycles>24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64" meta:character-count="508"/>
  </office:meta>
</office:document-meta>
</file>